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b0ec9"/>
    </style:style>
    <style:style style:name="P2" style:family="paragraph" style:parent-style-name="Text_20_body">
      <style:text-properties officeooo:paragraph-rsid="001e267c"/>
    </style:style>
    <style:style style:name="P3" style:family="paragraph" style:parent-style-name="Text_20_body">
      <style:text-properties officeooo:rsid="001fead6" officeooo:paragraph-rsid="001fead6"/>
    </style:style>
    <style:style style:name="P4" style:family="paragraph" style:parent-style-name="Text_20_body">
      <style:text-properties officeooo:paragraph-rsid="0020e421"/>
    </style:style>
    <style:style style:name="P5" style:family="paragraph" style:parent-style-name="Text_20_body">
      <style:text-properties officeooo:rsid="0020e421" officeooo:paragraph-rsid="0020e421"/>
    </style:style>
    <style:style style:name="P6" style:family="paragraph" style:parent-style-name="Text_20_body">
      <style:text-properties officeooo:rsid="0021f1b7" officeooo:paragraph-rsid="001fead6"/>
    </style:style>
    <style:style style:name="P7" style:family="paragraph" style:parent-style-name="Text_20_body">
      <style:text-properties officeooo:paragraph-rsid="002413aa"/>
    </style:style>
    <style:style style:name="P8" style:family="paragraph" style:parent-style-name="Text_20_body">
      <style:text-properties officeooo:rsid="001fead6"/>
    </style:style>
    <style:style style:name="P9" style:family="paragraph" style:parent-style-name="Text_20_body">
      <style:text-properties officeooo:rsid="001fead6" officeooo:paragraph-rsid="002413aa"/>
    </style:style>
    <style:style style:name="T1" style:family="text">
      <style:text-properties officeooo:rsid="001b0ec9"/>
    </style:style>
    <style:style style:name="T2" style:family="text">
      <style:text-properties officeooo:rsid="001e267c"/>
    </style:style>
    <style:style style:name="T3" style:family="text">
      <style:text-properties style:text-position="super 58%" officeooo:rsid="001e267c"/>
    </style:style>
    <style:style style:name="T4" style:family="text">
      <style:text-properties officeooo:rsid="001fead6"/>
    </style:style>
    <style:style style:name="T5" style:family="text">
      <style:text-properties fo:font-style="normal" style:font-style-asian="normal" style:font-style-complex="normal"/>
    </style:style>
    <style:style style:name="T6" style:family="text">
      <style:text-properties fo:font-style="normal" officeooo:rsid="0022dd89" style:font-style-asian="normal" style:font-style-complex="normal"/>
    </style:style>
    <style:style style:name="T7" style:family="text">
      <style:text-properties fo:font-style="normal" officeooo:rsid="002413aa" style:font-style-asian="normal" style:font-style-complex="normal"/>
    </style:style>
    <style:style style:name="T8" style:family="text">
      <style:text-properties fo:font-style="normal" officeooo:rsid="001fead6" style:font-style-asian="normal" style:font-style-complex="normal"/>
    </style:style>
    <style:style style:name="T9" style:family="text">
      <style:text-properties fo:font-style="normal" officeooo:rsid="0021f1b7" style:font-style-asian="normal" style:font-style-complex="normal"/>
    </style:style>
    <style:style style:name="T10" style:family="text">
      <style:text-properties officeooo:rsid="002525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Selection Committee,</text:p>
      <text:p text:style-name="P1">I write to express my strongest support for Mikhail Zybin. I was his scientific supervisor during his second year of studying, and he was in my geometry and differential geometry class<text:span text:style-name="T1">es</text:span> during his second and third semesters at the Faculty of Mathematics at HSE.</text:p>
      <text:p text:style-name="Text_20_body">During our numerous discussions of solutions to the problem sets, which constitute an important part <text:span text:style-name="T1">my</text:span> course<text:span text:style-name="T1">s</text:span>, I could observe the impressive pace at which he absorbed knowledge in all the mathematical subjects he was studying. As a result, <text:span text:style-name="T1">Mikhail</text:span> frequently demonstrated unconventional new approaches to problems, more efficient than the ones I had heard many times before from other students.</text:p>
      <text:p text:style-name="Text_20_body"><text:span text:style-name="T1">Mikhail</text:span> seemed truly excited by <text:span text:style-name="T1">my</text:span> course<text:span text:style-name="T1">s</text:span>. He studied the subject in-depth, revised previous material before each class and actively participated during both lectures and seminars. My goal was to make the course engaging for students and to present as many interesting topics as possible rather than pedantically prove every minor fact. However, during the exam<text:span text:style-name="T1">s</text:span> <text:span text:style-name="T1">Mikhail’s</text:span> proofs were extremely thorough. It was obvious that he had explored the entire suggested bibliography on the subject.</text:p>
      <text:p text:style-name="Text_20_body">Mikhail is a diligent student demonstrating an incredible degree of responsibility and enthusiasm in everything he does. After his 2nd year of education, Mikhail shifted his interests towards physics, machine learning and computer science. <text:span text:style-name="T1">A</text:span>lthough he has not worked under my guidance for long, his research potential is obvious to me and I believe he can make a tangible scientific contribution in the near future. All these qualities, combined with his apparent mathematical talent and team-work skills, make him an outstanding asset for your program. I give him my highest recommendation. Mikhail is an outstanding young mathematician and it has been my pleasure to work with him in various capacities.</text:p>
      <text:p text:style-name="Text_20_body">Sincerely yours,</text:p>
      <text:p text:style-name="P1">Prof. Dr. Ossip Schwarzman </text:p>
      <text:p text:style-name="P1">Professor at the Faculty of Mathematics, Higher School of Economics</text:p>
      <text:p text:style-name="Standard"/>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13:20:37.808985887</meta:creation-date>
    <dc:date>2020-01-31T18:34:18.193336159</dc:date>
    <meta:editing-duration>PT16M5S</meta:editing-duration>
    <meta:editing-cycles>3</meta:editing-cycles>
    <meta:generator>LibreOffice/6.0.7.3$Linux_X86_64 LibreOffice_project/00m0$Build-3</meta:generator>
    <meta:document-statistic meta:table-count="0" meta:image-count="0" meta:object-count="0" meta:page-count="1" meta:paragraph-count="8" meta:word-count="309" meta:character-count="1990" meta:non-whitespace-character-count="1688"/>
  </office:meta>
</office:document-meta>
</file>